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7" style:family="paragraph" style:parent-style-name="Standard" style:list-style-name="L2"/>
    <style:style style:name="P14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149" style:family="paragraph" style:parent-style-name="Standard" style:list-style-name="L5">
      <style:paragraph-properties fo:margin-top="0in" fo:margin-bottom="0.0783in"/>
    </style:style>
    <style:style style:name="P150" style:family="paragraph" style:parent-style-name="Text_20_body" style:list-style-name="L1"/>
    <style:style style:name="P151" style:family="paragraph" style:parent-style-name="Text_20_body" style:list-style-name="L2"/>
    <style:style style:name="P152" style:family="paragraph" style:parent-style-name="Text_20_body" style:list-style-name="L2">
      <style:paragraph-properties>
        <style:tab-stops>
          <style:tab-stop style:position="4.5654in"/>
        </style:tab-stops>
      </style:paragraph-properties>
    </style:style>
    <style:style style:name="P153" style:family="paragraph" style:parent-style-name="Text_20_body" style:list-style-name="L2">
      <style:paragraph-properties>
        <style:tab-stops>
          <style:tab-stop style:position="4.4626in"/>
        </style:tab-stops>
      </style:paragraph-properties>
    </style:style>
    <style:style style:name="P154" style:family="paragraph" style:parent-style-name="Text_20_body" style:list-style-name="L2">
      <style:paragraph-properties>
        <style:tab-stops>
          <style:tab-stop style:position="2.5217in"/>
        </style:tab-stops>
      </style:paragraph-properties>
    </style:style>
    <style:style style:name="P155" style:family="paragraph" style:parent-style-name="Text_20_body" style:list-style-name="L2">
      <style:paragraph-properties>
        <style:tab-stops>
          <style:tab-stop style:position="3.9563in"/>
        </style:tab-stops>
      </style:paragraph-properties>
    </style:style>
    <style:style style:name="P156" style:family="paragraph" style:parent-style-name="Text_20_body" style:list-style-name="L4"/>
    <style:style style:name="P157" style:family="paragraph" style:parent-style-name="Text_20_body" style:list-style-name="L6"/>
    <style:style style:name="P158" style:family="paragraph" style:parent-style-name="Text_20_body" style:list-style-name="L7"/>
    <style:style style:name="P159"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0"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1"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2" style:family="paragraph" style:parent-style-name="Text_20_body" style:list-style-name="L2">
      <style:paragraph-properties fo:margin-top="0in" fo:margin-bottom="0.0783in">
        <style:tab-stops>
          <style:tab-stop style:position="4.5654in"/>
        </style:tab-stops>
      </style:paragraph-properties>
    </style:style>
    <style:style style:name="P163" style:family="paragraph" style:parent-style-name="Text_20_body" style:list-style-name="L2">
      <style:paragraph-properties fo:margin-top="0in" fo:margin-bottom="0.1575in">
        <style:tab-stops>
          <style:tab-stop style:position="4.5366in"/>
        </style:tab-stops>
      </style:paragraph-properties>
    </style:style>
    <style:style style:name="P164"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5" style:family="paragraph" style:parent-style-name="Text_20_body" style:list-style-name="L2">
      <style:paragraph-properties fo:margin-top="0.1575in" fo:margin-bottom="0.0783in"/>
    </style:style>
    <style:style style:name="P166"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68"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font-style="normal" style:font-style-asian="normal" style:font-style-complex="normal"/>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4" style:family="paragraph" style:parent-style-name="Contents_20_3">
      <style:paragraph-properties>
        <style:tab-stops>
          <style:tab-stop style:position="6.939in" style:type="right" style:leader-style="dotted" style:leader-text="."/>
        </style:tab-stops>
      </style:paragraph-properties>
    </style:style>
    <style:style style:name="P175" style:family="paragraph" style:parent-style-name="Heading_20_2">
      <style:text-properties style:font-name="Arial2" fo:font-size="10pt" style:font-size-asian="10pt" style:font-size-complex="10pt"/>
    </style:style>
    <style:style style:name="P176" style:family="paragraph" style:parent-style-name="Heading_20_2">
      <style:text-properties fo:font-style="normal" fo:font-weight="normal" style:font-style-asian="normal" style:font-weight-asian="normal" style:font-style-complex="normal" style:font-weight-complex="normal"/>
    </style:style>
    <style:style style:name="P177" style:family="paragraph" style:parent-style-name="Heading_20_2">
      <style:paragraph-properties fo:break-before="page"/>
    </style:style>
    <style:style style:name="P178" style:family="paragraph" style:parent-style-name="Appendix">
      <style:paragraph-properties fo:break-before="page"/>
    </style:style>
    <style:style style:name="P179" style:family="paragraph" style:parent-style-name="Appendix">
      <style:paragraph-properties fo:margin-left="0in" fo:margin-right="0in" fo:text-indent="0in" style:auto-text-indent="false" fo:break-before="page"/>
    </style:style>
    <style:style style:name="P180" style:family="paragraph" style:parent-style-name="Heading_20_3">
      <style:paragraph-properties fo:break-before="page"/>
    </style:style>
    <style:style style:name="P18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2" style:family="paragraph">
      <style:paragraph-properties fo:text-align="center"/>
    </style:style>
    <style:style style:name="P18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3" svg:width="1.5213in" svg:height="0.4343in" draw:transform="rotate (-0.523598775599386) translate (6.46736111111111in -0.102083333333333in)" draw:corner-radius="0.0783in"><text:p text:style-name="P182"><text:span text:style-name="T154">DRAFT</text:span></text:p></draw:rect><draw:rect text:anchor-type="paragraph" draw:z-index="0" draw:style-name="gr1" draw:text-style-name="P182"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4"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1">Table of Contents</text:p>
          </text:index-title>
          <text:h text:style-name="P172" text:outline-level="1"><text:a xlink:type="simple" xlink:href="#__RefHeading__15221_972012461" text:style-name="Internet_20_link" text:visited-style-name="Internet_20_link">1 <text:s/><text:tab/>Introduction<text:tab/>4</text:a></text:h>
          <text:h text:style-name="P172" text:outline-level="1"><text:a xlink:type="simple" xlink:href="#__RefHeading__249846_2109382754" text:style-name="Internet_20_link" text:visited-style-name="Internet_20_link">2 <text:s/><text:tab/>Core Functionality<text:tab/>4</text:a></text:h>
          <text:p text:style-name="P173"><text:a xlink:type="simple" xlink:href="#__RefHeading__15223_972012461" text:style-name="Internet_20_link" text:visited-style-name="Internet_20_link">2.1<text:tab/>Architecture<text:tab/>4</text:a></text:p>
          <text:p text:style-name="P173"><text:a xlink:type="simple" xlink:href="#__RefHeading__15225_972012461" text:style-name="Internet_20_link" text:visited-style-name="Internet_20_link">2.2<text:tab/>Provisioning API<text:tab/>4</text:a></text:p>
          <text:p text:style-name="P173"><text:a xlink:type="simple" xlink:href="#__RefHeading__15229_972012461" text:style-name="Internet_20_link" text:visited-style-name="Internet_20_link">2.3<text:tab/>User API<text:tab/>5</text:a></text:p>
          <text:p text:style-name="P173"><text:a xlink:type="simple" xlink:href="#__RefHeading__15231_972012461" text:style-name="Internet_20_link" text:visited-style-name="Internet_20_link">2.4<text:tab/>Security Model<text:tab/>5</text:a></text:p>
          <text:p text:style-name="P173"><text:a xlink:type="simple" xlink:href="#__RefHeading__15233_972012461" text:style-name="Internet_20_link" text:visited-style-name="Internet_20_link">2.5<text:tab/>Transaction Based Operation<text:tab/>5</text:a></text:p>
          <text:p text:style-name="P173"><text:a xlink:type="simple" xlink:href="#__RefHeading__32884_823033893" text:style-name="Internet_20_link" text:visited-style-name="Internet_20_link">2.6<text:tab/>Privacy Enabled Provisioning<text:tab/>6</text:a></text:p>
          <text:p text:style-name="P173"><text:a xlink:type="simple" xlink:href="#__RefHeading__16753_976989119" text:style-name="Internet_20_link" text:visited-style-name="Internet_20_link">2.7<text:tab/>Device ID<text:tab/>6</text:a></text:p>
          <text:p text:style-name="P173"><text:a xlink:type="simple" xlink:href="#__RefHeading__177013_2109382754" text:style-name="Internet_20_link" text:visited-style-name="Internet_20_link">2.8<text:tab/>Backward Compatibility<text:tab/>6</text:a></text:p>
          <text:h text:style-name="P172" text:outline-level="1"><text:a xlink:type="simple" xlink:href="#__RefHeading__15235_972012461" text:style-name="Internet_20_link" text:visited-style-name="Internet_20_link">3 <text:s/><text:tab/>Objects<text:tab/>7</text:a></text:h>
          <text:p text:style-name="P173"><text:a xlink:type="simple" xlink:href="#__RefHeading__15237_972012461" text:style-name="Internet_20_link" text:visited-style-name="Internet_20_link">3.1<text:tab/>Key Entries<text:tab/>7</text:a></text:p>
          <text:p text:style-name="P173"><text:a xlink:type="simple" xlink:href="#__RefHeading__15239_972012461" text:style-name="Internet_20_link" text:visited-style-name="Internet_20_link">3.2<text:tab/>PIN and PUK Objects<text:tab/>8</text:a></text:p>
          <text:p text:style-name="P173"><text:a xlink:type="simple" xlink:href="#__RefHeading__15241_972012461" text:style-name="Internet_20_link" text:visited-style-name="Internet_20_link">3.3<text:tab/>Provisioning Objects<text:tab/>8</text:a></text:p>
          <text:h text:style-name="P172" text:outline-level="1"><text:a xlink:type="simple" xlink:href="#__RefHeading__15243_972012461" text:style-name="Internet_20_link" text:visited-style-name="Internet_20_link">4 <text:s/><text:tab/>Algorithm Support<text:tab/>9</text:a></text:h>
          <text:p text:style-name="P173"><text:a xlink:type="simple" xlink:href="#__RefHeading__117184_1298926316" text:style-name="Internet_20_link" text:visited-style-name="Internet_20_link">4.1<text:tab/>Mandatory Algorithms<text:tab/>9</text:a></text:p>
          <text:p text:style-name="P173"><text:a xlink:type="simple" xlink:href="#__RefHeading__117186_1298926316" text:style-name="Internet_20_link" text:visited-style-name="Internet_20_link">4.2<text:tab/>Special Algorithms<text:tab/>10</text:a></text:p>
          <text:p text:style-name="P173"><text:a xlink:type="simple" xlink:href="#__RefHeading__117188_1298926316" text:style-name="Internet_20_link" text:visited-style-name="Internet_20_link">4.3<text:tab/>Optional Algorithms<text:tab/>10</text:a></text:p>
          <text:h text:style-name="P172" text:outline-level="1"><text:a xlink:type="simple" xlink:href="#__RefHeading__15245_972012461" text:style-name="Internet_20_link" text:visited-style-name="Internet_20_link">5 <text:s/><text:tab/>Protection Attributes<text:tab/>11</text:a></text:h>
          <text:p text:style-name="P173"><text:a xlink:type="simple" xlink:href="#__RefHeading__15247_972012461" text:style-name="Internet_20_link" text:visited-style-name="Internet_20_link">5.1<text:tab/>Export Protection<text:tab/>11</text:a></text:p>
          <text:p text:style-name="P173"><text:a xlink:type="simple" xlink:href="#__RefHeading__15249_972012461" text:style-name="Internet_20_link" text:visited-style-name="Internet_20_link">5.2<text:tab/>Delete Protection<text:tab/>11</text:a></text:p>
          <text:p text:style-name="P173"><text:a xlink:type="simple" xlink:href="#__RefHeading__513763_1828343271" text:style-name="Internet_20_link" text:visited-style-name="Internet_20_link">5.3<text:tab/>Biometric Protection<text:tab/>11</text:a></text:p>
          <text:p text:style-name="P173"><text:a xlink:type="simple" xlink:href="#__RefHeading__15251_972012461" text:style-name="Internet_20_link" text:visited-style-name="Internet_20_link">5.4<text:tab/>PIN Input Methods<text:tab/>12</text:a></text:p>
          <text:p text:style-name="P173"><text:a xlink:type="simple" xlink:href="#__RefHeading__15253_972012461" text:style-name="Internet_20_link" text:visited-style-name="Internet_20_link">5.5<text:tab/>PIN Patterns<text:tab/>12</text:a></text:p>
          <text:p text:style-name="P173"><text:a xlink:type="simple" xlink:href="#__RefHeading__15255_972012461" text:style-name="Internet_20_link" text:visited-style-name="Internet_20_link">5.6<text:tab/>PIN and PUK Formats<text:tab/>12</text:a></text:p>
          <text:p text:style-name="P173"><text:a xlink:type="simple" xlink:href="#__RefHeading__15257_972012461" text:style-name="Internet_20_link" text:visited-style-name="Internet_20_link">5.7<text:tab/>PIN Grouping<text:tab/>13</text:a></text:p>
          <text:p text:style-name="P173"><text:a xlink:type="simple" xlink:href="#__RefHeading__15259_972012461" text:style-name="Internet_20_link" text:visited-style-name="Internet_20_link">5.8<text:tab/>Application Usage<text:tab/>13</text:a></text:p>
          <text:h text:style-name="P172" text:outline-level="1"><text:a xlink:type="simple" xlink:href="#__RefHeading__797652_2146041088" text:style-name="Internet_20_link" text:visited-style-name="Internet_20_link">6 <text:s/><text:tab/>Session Security Mechanisms<text:tab/>14</text:a></text:h>
          <text:p text:style-name="P173"><text:a xlink:type="simple" xlink:href="#__RefHeading__15339_972012461" text:style-name="Internet_20_link" text:visited-style-name="Internet_20_link">6.1<text:tab/>Encrypted Data<text:tab/>14</text:a></text:p>
          <text:p text:style-name="P173"><text:a xlink:type="simple" xlink:href="#__RefHeading__15341_972012461" text:style-name="Internet_20_link" text:visited-style-name="Internet_20_link">6.2<text:tab/>MAC Operations<text:tab/>14</text:a></text:p>
          <text:p text:style-name="P173"><text:a xlink:type="simple" xlink:href="#__RefHeading__15343_972012461" text:style-name="Internet_20_link" text:visited-style-name="Internet_20_link">6.3<text:tab/>Attestations<text:tab/>14</text:a></text:p>
          <text:p text:style-name="P173"><text:a xlink:type="simple" xlink:href="#__RefHeading__15345_972012461" text:style-name="Internet_20_link" text:visited-style-name="Internet_20_link">6.4<text:tab/>Target Key Reference<text:tab/>14</text:a></text:p>
          <text:h text:style-name="P172" text:outline-level="1"><text:a xlink:type="simple" xlink:href="#__RefHeading__135131_2109382754" text:style-name="Internet_20_link" text:visited-style-name="Internet_20_link">7 <text:s/><text:tab/>Detailed Operation<text:tab/>15</text:a></text:h>
          <text:p text:style-name="P173"><text:a xlink:type="simple" xlink:href="#__RefHeading__15263_972012461" text:style-name="Internet_20_link" text:visited-style-name="Internet_20_link">7.1<text:tab/>Data Types<text:tab/>15</text:a></text:p>
          <text:p text:style-name="P173"><text:a xlink:type="simple" xlink:href="#__RefHeading__15267_972012461" text:style-name="Internet_20_link" text:visited-style-name="Internet_20_link">7.2<text:tab/>Return Values<text:tab/>16</text:a></text:p>
          <text:p text:style-name="P173"><text:a xlink:type="simple" xlink:href="#__RefHeading__15269_972012461" text:style-name="Internet_20_link" text:visited-style-name="Internet_20_link">7.3<text:tab/>Error Codes<text:tab/>16</text:a></text:p>
          <text:p text:style-name="P173"><text:a xlink:type="simple" xlink:href="#__RefHeading__135133_2109382754" text:style-name="Internet_20_link" text:visited-style-name="Internet_20_link">7.4<text:tab/>Method List<text:tab/>16</text:a></text:p>
          <text:p text:style-name="P174"><text:a xlink:type="simple" xlink:href="#__RefHeading__15271_972012461" text:style-name="Internet_20_link" text:visited-style-name="Internet_20_link">getDeviceInfo [1]<text:tab/>17</text:a></text:p>
          <text:p text:style-name="P174"><text:a xlink:type="simple" xlink:href="#__RefHeading__15273_972012461" text:style-name="Internet_20_link" text:visited-style-name="Internet_20_link">createProvisioningSession [2]<text:tab/>19</text:a></text:p>
          <text:p text:style-name="P174"><text:a xlink:type="simple" xlink:href="#__RefHeading__15275_972012461" text:style-name="Internet_20_link" text:visited-style-name="Internet_20_link">closeProvisioningSession [3]<text:tab/>25</text:a></text:p>
          <text:p text:style-name="P174"><text:soft-page-break/><text:a xlink:type="simple" xlink:href="#__RefHeading__15277_972012461" text:style-name="Internet_20_link" text:visited-style-name="Internet_20_link">enumerateProvisioningSessions [4]<text:tab/>26</text:a></text:p>
          <text:p text:style-name="P174"><text:a xlink:type="simple" xlink:href="#__RefHeading__15279_972012461" text:style-name="Internet_20_link" text:visited-style-name="Internet_20_link">abortProvisioningSession [5]<text:tab/>27</text:a></text:p>
          <text:p text:style-name="P174"><text:a xlink:type="simple" xlink:href="#__RefHeading__15281_972012461" text:style-name="Internet_20_link" text:visited-style-name="Internet_20_link">signProvisioningSessionData [6]<text:tab/>28</text:a></text:p>
          <text:p text:style-name="P174"><text:a xlink:type="simple" xlink:href="#__RefHeading__15283_972012461" text:style-name="Internet_20_link" text:visited-style-name="Internet_20_link">createPUKPolicy [7]<text:tab/>29</text:a></text:p>
          <text:p text:style-name="P174"><text:a xlink:type="simple" xlink:href="#__RefHeading__15285_972012461" text:style-name="Internet_20_link" text:visited-style-name="Internet_20_link">createPINPolicy [8]<text:tab/>30</text:a></text:p>
          <text:p text:style-name="P174"><text:a xlink:type="simple" xlink:href="#__RefHeading__15287_972012461" text:style-name="Internet_20_link" text:visited-style-name="Internet_20_link">createKeyEntry [9]<text:tab/>31</text:a></text:p>
          <text:p text:style-name="P174"><text:a xlink:type="simple" xlink:href="#__RefHeading__15289_972012461" text:style-name="Internet_20_link" text:visited-style-name="Internet_20_link">getKeyHandle [10]<text:tab/>35</text:a></text:p>
          <text:p text:style-name="P174"><text:a xlink:type="simple" xlink:href="#__RefHeading__15291_972012461" text:style-name="Internet_20_link" text:visited-style-name="Internet_20_link">setCertificatePath [11]<text:tab/>36</text:a></text:p>
          <text:p text:style-name="P174"><text:a xlink:type="simple" xlink:href="#__RefHeading__15293_972012461" text:style-name="Internet_20_link" text:visited-style-name="Internet_20_link">importSymmetricKey [12]<text:tab/>38</text:a></text:p>
          <text:p text:style-name="P174"><text:a xlink:type="simple" xlink:href="#__RefHeading__721490_1828343271" text:style-name="Internet_20_link" text:visited-style-name="Internet_20_link">importPrivateKey [13]<text:tab/>40</text:a></text:p>
          <text:p text:style-name="P174"><text:a xlink:type="simple" xlink:href="#__RefHeading__15295_972012461" text:style-name="Internet_20_link" text:visited-style-name="Internet_20_link">addExtension [14]<text:tab/>41</text:a></text:p>
          <text:p text:style-name="P174"><text:a xlink:type="simple" xlink:href="#__RefHeading__15299_972012461" text:style-name="Internet_20_link" text:visited-style-name="Internet_20_link">postDeleteKey [50]<text:tab/>44</text:a></text:p>
          <text:p text:style-name="P174"><text:a xlink:type="simple" xlink:href="#__RefHeading__15301_972012461" text:style-name="Internet_20_link" text:visited-style-name="Internet_20_link">postUnlockKey [51]<text:tab/>46</text:a></text:p>
          <text:p text:style-name="P174"><text:a xlink:type="simple" xlink:href="#__RefHeading__15303_972012461" text:style-name="Internet_20_link" text:visited-style-name="Internet_20_link">postUpdateKey [52]<text:tab/>47</text:a></text:p>
          <text:p text:style-name="P174"><text:a xlink:type="simple" xlink:href="#__RefHeading__15305_972012461" text:style-name="Internet_20_link" text:visited-style-name="Internet_20_link">postCloneKeyProtection [53]<text:tab/>48</text:a></text:p>
          <text:p text:style-name="P174"><text:a xlink:type="simple" xlink:href="#__RefHeading__15307_972012461" text:style-name="Internet_20_link" text:visited-style-name="Internet_20_link">enumerateKeys [70]<text:tab/>49</text:a></text:p>
          <text:p text:style-name="P174"><text:a xlink:type="simple" xlink:href="#__RefHeading__15309_972012461" text:style-name="Internet_20_link" text:visited-style-name="Internet_20_link">getKeyAttributes [71]<text:tab/>50</text:a></text:p>
          <text:p text:style-name="P174"><text:a xlink:type="simple" xlink:href="#__RefHeading__15311_972012461" text:style-name="Internet_20_link" text:visited-style-name="Internet_20_link">getKeyProtectionInfo [72]<text:tab/>51</text:a></text:p>
          <text:p text:style-name="P174"><text:a xlink:type="simple" xlink:href="#__RefHeading__15313_972012461" text:style-name="Internet_20_link" text:visited-style-name="Internet_20_link">getExtension [73]<text:tab/>53</text:a></text:p>
          <text:p text:style-name="P174"><text:a xlink:type="simple" xlink:href="#__RefHeading__15315_972012461" text:style-name="Internet_20_link" text:visited-style-name="Internet_20_link">setProperty [74]<text:tab/>54</text:a></text:p>
          <text:p text:style-name="P174"><text:a xlink:type="simple" xlink:href="#__RefHeading__15317_972012461" text:style-name="Internet_20_link" text:visited-style-name="Internet_20_link">deleteKey [80]<text:tab/>55</text:a></text:p>
          <text:p text:style-name="P174"><text:a xlink:type="simple" xlink:href="#__RefHeading__15319_972012461" text:style-name="Internet_20_link" text:visited-style-name="Internet_20_link">exportKey [81]<text:tab/>56</text:a></text:p>
          <text:p text:style-name="P174"><text:a xlink:type="simple" xlink:href="#__RefHeading__15321_972012461" text:style-name="Internet_20_link" text:visited-style-name="Internet_20_link">unlockKey [82]<text:tab/>57</text:a></text:p>
          <text:p text:style-name="P174"><text:a xlink:type="simple" xlink:href="#__RefHeading__15323_972012461" text:style-name="Internet_20_link" text:visited-style-name="Internet_20_link">changePIN [83]<text:tab/>58</text:a></text:p>
          <text:p text:style-name="P174"><text:a xlink:type="simple" xlink:href="#__RefHeading__15325_972012461" text:style-name="Internet_20_link" text:visited-style-name="Internet_20_link">setPIN [84]<text:tab/>59</text:a></text:p>
          <text:p text:style-name="P174"><text:a xlink:type="simple" xlink:href="#__RefHeading__685210_1828343271" text:style-name="Internet_20_link" text:visited-style-name="Internet_20_link">updateFirmware [90]<text:tab/>60</text:a></text:p>
          <text:p text:style-name="P174"><text:a xlink:type="simple" xlink:href="#__RefHeading__15327_972012461" text:style-name="Internet_20_link" text:visited-style-name="Internet_20_link">signHashedData [100]<text:tab/>61</text:a></text:p>
          <text:p text:style-name="P174"><text:a xlink:type="simple" xlink:href="#__RefHeading__15329_972012461" text:style-name="Internet_20_link" text:visited-style-name="Internet_20_link">asymmetricKeyDecrypt [101]<text:tab/>62</text:a></text:p>
          <text:p text:style-name="P174"><text:a xlink:type="simple" xlink:href="#__RefHeading__15331_972012461" text:style-name="Internet_20_link" text:visited-style-name="Internet_20_link">keyAgreement [102]<text:tab/>63</text:a></text:p>
          <text:p text:style-name="P174"><text:a xlink:type="simple" xlink:href="#__RefHeading__15333_972012461" text:style-name="Internet_20_link" text:visited-style-name="Internet_20_link">performHMAC [103]<text:tab/>64</text:a></text:p>
          <text:p text:style-name="P174"><text:a xlink:type="simple" xlink:href="#__RefHeading__15335_972012461" text:style-name="Internet_20_link" text:visited-style-name="Internet_20_link">symmetricKeyEncrypt [104]<text:tab/>65</text:a></text:p>
          <text:p text:style-name="P181"><text:a xlink:type="simple" xlink:href="#__RefHeading__207023_2146041088" text:style-name="Internet_20_link" text:visited-style-name="Internet_20_link">Appendix A. <text:tab/>KeyGen2 Proxy<text:tab/>66</text:a></text:p>
          <text:p text:style-name="P181"><text:a xlink:type="simple" xlink:href="#__RefHeading__15347_972012461" text:style-name="Internet_20_link" text:visited-style-name="Internet_20_link">Appendix B. <text:tab/>Sample Session<text:tab/>67</text:a></text:p>
          <text:p text:style-name="P181"><text:a xlink:type="simple" xlink:href="#__RefHeading__15349_972012461" text:style-name="Internet_20_link" text:visited-style-name="Internet_20_link">Appendix C. <text:tab/>Reference Implementation<text:tab/>67</text:a></text:p>
          <text:p text:style-name="P181"><text:a xlink:type="simple" xlink:href="#__RefHeading__15351_972012461" text:style-name="Internet_20_link" text:visited-style-name="Internet_20_link">Appendix D. <text:tab/>Remote Key Lookup<text:tab/>68</text:a></text:p>
          <text:p text:style-name="P181"><text:a xlink:type="simple" xlink:href="#__RefHeading__15353_972012461" text:style-name="Internet_20_link" text:visited-style-name="Internet_20_link">Appendix E. <text:tab/>Security Considerations<text:tab/>69</text:a></text:p>
          <text:p text:style-name="P181"><text:a xlink:type="simple" xlink:href="#__RefHeading__15355_972012461" text:style-name="Internet_20_link" text:visited-style-name="Internet_20_link">Appendix F. <text:tab/>Intellectual Property Rights<text:tab/>69</text:a></text:p>
          <text:p text:style-name="P181"><text:a xlink:type="simple" xlink:href="#__RefHeading__15357_972012461" text:style-name="Internet_20_link" text:visited-style-name="Internet_20_link">Appendix G. <text:tab/>References<text:tab/>70</text:a></text:p>
          <text:p text:style-name="P181"><text:a xlink:type="simple" xlink:href="#__RefHeading__15359_972012461" text:style-name="Internet_20_link" text:visited-style-name="Internet_20_link">Appendix H. <text:tab/>Acknowledgments<text:tab/>72</text:a></text:p>
          <text:p text:style-name="P181"><text:a xlink:type="simple" xlink:href="#__RefHeading__15361_972012461" text:style-name="Internet_20_link" text:visited-style-name="Internet_20_link">Appendix I. <text:tab/>Author<text:tab/>72</text:a></text:p>
          <text:p text:style-name="P181"><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7"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69"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3"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row table:style-name="Table122.2">
          <table:table-cell table:style-name="Table122.A9" office:value-type="string">
            <text:p text:style-name="P94">http://xmlns.webpki.org/keygen2/1.0#algorithm.ec.p521</text:p>
          </table:table-cell>
          <table:table-cell table:style-name="Table122.A9" office:value-type="string">
            <text:p text:style-name="Standard"><text:span text:style-name="T59">Elliptic Curve </text:span>“P-521” </text:p>
          </table:table-cell>
          <table:covered-table-cell/>
        </table:table-row>
      </table:table>
      <text:p text:style-name="Standard"/>
      <text:h text:style-name="P17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5"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29651348" text:style-name="L1">
        <text:list-item>
          <text:p text:style-name="P150"><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50">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50"><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50"><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6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6"><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6"/>
      <text:p text:style-name="P138">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8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9656508" text:style-name="L2">
              <text:list-item>
                <text:p text:style-name="P159">Generate a for this SKS <text:span text:style-name="T2">unique</text:span> <text:span text:style-name="T105">ClientSessionID</text:span></text:p>
              </text:list-item>
              <text:list-item>
                <text:p text:style-name="P152">Output <text:span text:style-name="T105">ClientSessionID</text:span></text:p>
              </text:list-item>
              <text:list-item>
                <text:p text:style-name="P152">Generate an <text:span text:style-name="T2">ephemeral</text:span> ECDH key-pair <text:span text:style-name="T105">EKP</text:span> using <text:span text:style-name="T2">the same named curve</text:span> as <text:span text:style-name="T105">ServerEphemeralKey</text:span></text:p>
              </text:list-item>
              <text:list-item>
                <text:p text:style-name="P151">Output <text:span text:style-name="T111">ClientEphemeralKey</text:span> = <text:span text:style-name="T113">EKP.PublicKey</text:span></text:p>
              </text:list-item>
              <text:list-item>
                <text:p text:style-name="P152">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3">Define internal variable: byte[32] <text:reference-mark-start text:name="sess.key"/><text:span text:style-name="T105">SessionKey</text:span><text:reference-mark-end text:name="sess.key"/></text:p>
              </text:list-item>
              <text:list-item>
                <text:p text:style-name="P154">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55"><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2">Define internal variable: short <text:reference-mark-start text:name="mac.seq.cnt"/><text:span text:style-name="T105">MACSequenceCounter</text:span><text:reference-mark-end text:name="mac.seq.cnt"/> and set it to <text:span text:style-name="T2">zero</text:span></text:p>
              </text:list-item>
              <text:list-item>
                <text:p text:style-name="P162"><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3">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9712720" text:continue-numbering="true" text:style-name="L2">
              <text:list-item>
                <text:p text:style-name="P165">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2">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64"><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29699361" text:continue-numbering="true" text:style-name="L2">
        <text:list-item>
          <text:p text:style-name="P160">There is an open provisioning session associated with <text:span text:style-name="T105">ProvisioningHandle</text:span></text:p>
        </text:list-item>
        <text:list-item>
          <text:p text:style-name="P151">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1"><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1">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1">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1">The post provisioning operations succeed during the final <text:span text:style-name="T2">commit</text:span>. <text:s/>See <text:span text:style-name="CrossRef"><text:reference-ref text:reference-format="text" text:ref-name="atomic.op">Transaction Based Operation</text:reference-ref></text:span></text:p>
          <text:p text:style-name="P147"/>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8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8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8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1"/>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2"><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2"><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2"><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
            <text:p text:style-name="P134"><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7"><text:span text:style-name="T69">if (</text:span><text:span text:style-name="T111">PINPolicyHandle</text:span><text:span text:style-name="T69"> == 0) <text:s text:c="3"/>// No PIN or device PIN</text:span></text:p>
      <text:p text:style-name="P128"><text:s text:c="2"/>{</text:p>
      <text:p text:style-name="P127"><text:span text:style-name="T69"><text:s text:c="5"/></text:span><text:span text:style-name="T111">PINValue</text:span><text:span text:style-name="T69"> = </text:span><text:span text:style-name="T62">zero length array</text:span><text:span text:style-name="T63">;</text:span></text:p>
      <text:p text:style-name="P128"><text:s text:c="2"/>}</text:p>
      <text:p text:style-name="P127"><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8"><text:s text:c="2"/>{</text:p>
      <text:p text:style-name="P127"><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8"><text:s text:c="2"/>}</text:p>
      <text:p text:style-name="P128">else</text:p>
      <text:p text:style-name="P128"><text:s text:c="2"/>{</text:p>
      <text:p text:style-name="P127"><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8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8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80"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80"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9"><text:s text:c="3"/>&lt;</text:span><text:span text:style-name="T134">xs</text:span><text:span text:style-name="T69">:</text:span><text:span text:style-name="T41">element </text:span><text:span text:style-name="T50">name</text:span><text:span text:style-name="T69">="PropertyBag"&gt; </text:span></text:p>
            <text:p text:style-name="P122"><text:span text:style-name="T69"><text:s text:c="6"/>&lt;</text:span><text:span text:style-name="T134">xs</text:span><text:span text:style-name="T69">:</text:span><text:span text:style-name="T41">complexType</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2"><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2"><text:span text:style-name="T69"><text:s text:c="15"/>&lt;</text:span><text:span text:style-name="T134">xs</text:span><text:span text:style-name="T69">:</text:span><text:span text:style-name="T41">complexType</text:span><text:span text:style-name="T69">&gt; </text:span></text:p>
            <text:p text:style-name="P125"/>
            <text:p text:style-name="P122"><text:span text:style-name="T69"><text:s text:c="18"/></text:span><text:span text:style-name="T147">&lt;!-- The unique name of the property --&gt;</text:span><text:span text:style-name="T69">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2"><text:s text:c="21"/>&lt;<text:span text:style-name="T138">xs</text:span>:<text:span text:style-name="T43">simpleType</text:span>&gt;</text:p>
            <text:p text:style-name="P122"><text:s text:c="24"/>&lt;<text:span text:style-name="T138">xs</text:span>:<text:span text:style-name="T43">restriction</text:span> <text:span text:style-name="T52">base</text:span>="<text:span text:style-name="T137">xs</text:span>:string"&gt;</text:p>
            <text:p text:style-name="P122"><text:s text:c="27"/>&lt;<text:span text:style-name="T138">xs</text:span>:<text:span text:style-name="T43">minLength</text:span> <text:span text:style-name="T52">value</text:span>="1"/&gt;</text:p>
            <text:p text:style-name="P122"><text:s text:c="27"/>&lt;<text:span text:style-name="T138">xs</text:span>:<text:span text:style-name="T43">maxLength</text:span> <text:span text:style-name="T52">value</text:span>="255"/&gt;</text:p>
            <text:p text:style-name="P122"><text:s text:c="24"/>&lt;/<text:span text:style-name="T138">xs</text:span>:<text:span text:style-name="T43">restriction</text:span>&gt;</text:p>
            <text:p text:style-name="P122"><text:s text:c="21"/>&lt;/<text:span text:style-name="T138">xs</text:span>:<text:span text:style-name="T43">simpleType</text:span>&gt;</text:p>
            <text:p text:style-name="P123"><text:span text:style-name="T148"><text:s text:c="18"/>&lt;/</text:span><text:span text:style-name="T139">xs</text:span><text:span text:style-name="T148">:</text:span><text:span text:style-name="T45">attribute</text:span><text:span text:style-name="T148">&gt;</text:span></text:p>
            <text:p text:style-name="P123"/>
            <text:p text:style-name="P122"><text:span text:style-name="T69"><text:s text:c="18"/></text:span><text:span text:style-name="T147">&lt;!-- The value of the property --&gt;</text:span><text:span text:style-name="T69"> </text:span></text:p>
            <text:p text:style-name="P122"><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5"/>
            <text:p text:style-name="P122"><text:span text:style-name="T69"><text:s text:c="18"/></text:span><text:span text:style-name="T147">&lt;!-- By default values are read-only but they may be <text:s/>declared as read/writable as well --&gt; </text:span></text:p>
            <text:p text:style-name="P122"><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5"/>
            <text:p text:style-name="P122"><text:span text:style-name="T69"><text:s text:c="15"/>&lt;/</text:span><text:span text:style-name="T134">xs</text:span><text:span text:style-name="T69">:</text:span><text:span text:style-name="T41">complexType</text:span><text:span text:style-name="T69">&gt; </text:span></text:p>
            <text:p text:style-name="P122"><text:span text:style-name="T69"><text:s text:c="12"/>&lt;/</text:span><text:span text:style-name="T134">xs</text:span><text:span text:style-name="T69">:</text:span><text:span text:style-name="T41">element</text:span><text:span text:style-name="T69">&gt; </text:span></text:p>
            <text:p text:style-name="P122"><text:span text:style-name="T69"><text:s text:c="9"/>&lt;/</text:span><text:span text:style-name="T134">xs</text:span><text:span text:style-name="T69">:</text:span><text:span text:style-name="T41">sequence</text:span><text:span text:style-name="T69">&gt; </text:span></text:p>
            <text:p text:style-name="P125"/>
            <text:p text:style-name="P122"><text:span text:style-name="T69"><text:s text:c="5"/></text:span><text:span text:style-name="T147"><text:s text:c="4"/>&lt;!-- Extension type <text:s/>--&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5"/>
            <text:p text:style-name="P122"><text:span text:style-name="T69"><text:s text:c="9"/></text:span><text:span text:style-name="T147">&lt;!-- MAC (Message Authentication Code) --&gt; </text:span></text:p>
            <text:p text:style-name="P122"><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5"/>
            <text:p text:style-name="P122"><text:span text:style-name="T69"><text:s text:c="6"/>&lt;/</text:span><text:span text:style-name="T134">xs</text:span><text:span text:style-name="T69">:</text:span><text:span text:style-name="T41">complexType</text:span><text:span text:style-name="T69">&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19"/>
      <text:p text:style-name="P118"><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29644631" text:style-name="L3">
        <text:list-item>
          <text:p text:style-name="P166"><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29717828" text:continue-numbering="true" text:style-name="L3">
        <text:list-header>
          <text:p text:style-name="P167"><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8">The resulting <text:span text:style-name="T111">Property</text:span><text:span text:style-name="T69">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8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29644723" text:style-name="L4">
        <text:list-item>
          <text:p text:style-name="P156"><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56"><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56"><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56"><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8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8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8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8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8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8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8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8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8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8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8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8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8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29656396" text:style-name="Numbering_20_4">
        <text:list-item>
          <text:h text:style-name="P17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2"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2" svg:width="0.3067in" svg:height="0.1713in" draw:transform="skewX (0.0720820981073522) rotate (-1.2184143508182) translate (0.116499316217919in 0.502993904768664in)" svg:viewBox="0 0 780 436" svg:d="m0 1270661c245-308 723-136 780 279"><text:p/></draw:path><draw:path draw:style-name="gr7" draw:text-style-name="P182" svg:width="0.3091in" svg:height="0.1717in" draw:transform="skewX (0.068067840827766) rotate (-1.22085781177099) translate (0.124805294676238in 0.139011726359927in)" svg:viewBox="0 0 786 437" svg:d="m0 1261383c247-309 729-137 786 279"><text:p/></draw:path><draw:path draw:style-name="gr7" draw:text-style-name="P182" svg:width="0.5736in" svg:height="0.3949in" draw:transform="skewX (0.138230076757925) rotate (-1.18036617312473) translate (0.256204827038406in 0.527845900801993in)" svg:viewBox="0 0 1458 1004" svg:d="m0 1403106c441-561 1350 22 1458 781"><text:p/></draw:path></draw:g></text:p>
          </table:table-cell>
          <table:covered-table-cell/>
          <table:table-cell table:style-name="Table115.E2" table:number-rows-spanned="2" office:value-type="string">
            <text:p text:style-name="P32"><draw:line text:anchor-type="paragraph" draw:z-index="9" draw:style-name="gr5" draw:text-style-name="P182"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9710474" text:continue-numbering="true" text:style-name="Numbering_20_4">
        <text:list-item>
          <text:h text:style-name="P17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2972158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29699618" text:continue-numbering="true" text:style-name="Numbering_20_4">
        <text:list-item>
          <text:h text:style-name="P17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29645541" text:style-name="L5">
        <text:list-item>
          <text:p text:style-name="P149">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49">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9">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4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9">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9714652" text:continue-list="list29699618" text:style-name="Numbering_20_4">
        <text:list-item>
          <text:h text:style-name="P17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972501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29704170" text:continue-numbering="true" text:style-name="Numbering_20_4">
        <text:list-item>
          <text:h text:style-name="P17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9714009" text:continue-numbering="true" text:style-name="Numbering_20_4">
        <text:list-item>
          <text:h text:style-name="P17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9645650" text:style-name="L6">
        <text:list-item>
          <text:p text:style-name="P157"><text:span text:style-name="T2">CT-KIP by RSA Security</text:span>: KeyGen2 format and basic operation</text:p>
        </text:list-item>
        <text:list-item>
          <text:p text:style-name="P15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7"><text:span text:style-name="T2">SCP80 by GlobalPlatform</text:span>: Secure messaging including “rolling MACs”</text:p>
        </text:list-item>
        <text:list-item>
          <text:p text:style-name="P157"><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9695517" text:continue-list="list2971400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9716831"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9669688" text:style-name="L7">
        <text:list-item>
          <text:p text:style-name="P158">Investigating “physical presence” GPIO options</text:p>
        </text:list-item>
        <text:list-item>
          <text:p text:style-name="P158">Language check</text:p>
        </text:list-item>
        <text:list-item>
          <text:p text:style-name="P15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0, WebPKI.org, 2013-01-01<text:tab/>Page <text:page-number text:select-page="current">25</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01</meta:editing-cycles>
    <meta:editing-duration>PT40H32M40S</meta:editing-duration>
    <dc:title>Secure Key Store - API and Architecture</dc:title>
    <dc:date>2013-01-01T09:56:49.23</dc:date>
    <dc:creator>Anders Rundgren</dc:creator>
    <meta:document-statistic meta:table-count="119" meta:image-count="0" meta:object-count="6" meta:page-count="72" meta:paragraph-count="2323" meta:word-count="15230" meta:character-count="111516"/>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